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049cm" fo:margin-bottom="0.049cm" style:contextual-spacing="false" fo:line-height="100%" fo:text-align="justify" style:justify-single-word="false"/>
    </style:style>
    <style:style style:name="P2" style:family="paragraph" style:parent-style-name="Standard" style:master-page-name="Standard">
      <style:paragraph-properties fo:margin-top="0.049cm" fo:margin-bottom="0.049cm" style:contextual-spacing="false" fo:line-height="100%" fo:text-align="justify" style:justify-single-word="false" style:page-number="auto"/>
      <style:text-properties fo:font-size="12pt" style:font-name-asian="Times New Roman" style:font-size-asian="12pt" style:language-asian="pl" style:country-asian="PL" style:font-name-complex="Times New Roman" style:font-size-complex="12pt"/>
    </style:style>
    <style:style style:name="P3" style:family="paragraph" style:parent-style-name="Standard">
      <style:paragraph-properties fo:margin-top="0.049cm" fo:margin-bottom="0.049cm" style:contextual-spacing="false" fo:line-height="100%" fo:text-align="justify" style:justify-single-word="false"/>
      <style:text-properties fo:font-size="12pt" fo:font-weight="bold" style:font-name-asian="Times New Roman" style:font-size-asian="12pt" style:language-asian="pl" style:country-asian="PL" style:font-weight-asian="bold" style:font-name-complex="Times New Roman" style:font-size-complex="12pt"/>
    </style:style>
    <style:style style:name="P4" style:family="paragraph" style:parent-style-name="Standard">
      <style:paragraph-properties fo:margin-top="0.049cm" fo:margin-bottom="0.049cm" style:contextual-spacing="false" fo:line-height="100%" fo:text-align="justify" style:justify-single-word="false"/>
      <style:text-properties fo:font-size="12pt" style:font-name-asian="Times New Roman" style:font-size-asian="12pt" style:language-asian="pl" style:country-asian="PL" style:font-name-complex="Times New Roman" style:font-size-complex="12pt"/>
    </style:style>
    <style:style style:name="T1" style:family="text">
      <style:text-properties fo:font-size="12pt" style:font-name-asian="Times New Roman" style:font-size-asian="12pt" style:language-asian="pl" style:country-asian="PL" style:font-name-complex="Times New Roman"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października 2008 r.</text:p>
      <text:p text:style-name="P3">Minister Finansów Jan Vincent-Rostowski:</text:p>
      <text:p text:style-name="P1"><text:span text:style-name="T1">    Panie Marszałku! Wysoki Sejmie! Czas, w którym przedstawiam Wysokiej Izbie projekt budżetu na 2009 r., jest wyjątkowy. W ubiegłym tygodniu Kongres Stanów Zjednoczonych uchwalił plan ratunkowy dla amerykańskiego sektora finansowego, który będzie kosztował amerykańskiego podatnika 700 mld dolarów, co stanowi około 5% dochodu narodowego Stanów Zjednoczonych. Rządy wielu państw europejskich na wsparcie zagrożonych banków wydały już wiele miliardów euro</text:span><text:bookmark text:name="_GoBack"/><text:span text:style-name="T1">.</text:span></text:p>
      <text:p text:style-name="P4">    W tej sytuacji w Polsce coraz częściej pada w mediach pytanie: czy Polsce nic nie grozi? Mówi się też, że rząd musi pójść w ślady innych państw i natychmiast podjąć jakieś nadzwyczajne środki, które pozwolą uniknąć domniemanej, strasznej katastrofy. Omawiając budżet państwa na 2009 r., który jest podstawą polityki gospodarczej rządu w przyszłym roku, nie sposób na wstępie nie odnieść się do takich pytań. Żeby przybliżyć Polakom, czym jest kryzys finansowy, posłużę się analogią medyczną i porównam go do osłabienia serca. Można mu zapobiec lub zminimalizować jego efekty, działając w trzech kierunkach. Po pierwsze i najważniejsze: należy dbać o ogólną kondycję organizmu i stale ją poprawiać. W tym zakresie mogę śmiało powiedzieć, że ogólna gospodarcza kondycja naszego kraju jest dobra. Dzięki działaniom tego, a także poprzednich rządów, Polska może pochwalić się szybkim wzrostem gospodarczym, stabilną sytuacją makroekonomiczną i głębokim poszanowaniem praw własności, co jest bardzo ważne z punktu widzenia atrakcyjności inwestycyjnej kraju dla inwestorów krajowych i zagranicznych.</text:p>
      <text:p text:style-name="P4">    Na tle innych państw europejskich jedynie Polska, Słowacja i Finlandia spełniają równocześnie wszystkie trzy kryteria. Kraje Europy Zachodniej cechuje stabilna sytuacja makroekonomiczna i głębokie poszanowanie praw własności, ale brak im czynnika wysokiego wzrostu gospodarczego. Z kolei wiele nowych krajów Unii Europejskiej może pochwalić się wysokim wzrostem gospodarczym i poszanowaniem praw własności, ale ich sytuacja makroekonomiczna nie jest stabilna. Natomiast kraje na wschód od Polski, takie jak na przykład Rosja, cechuje wysoki wzrost gospodarczy i względnie stabilna sytuacja makroekonomiczna. Ale na pewno nie można mówić w ich przypadku o głębokim poszanowaniu praw inwestorów. W tej sytuacji śmiało można powiedzieć, że Polska jest jednym z krajów najlepiej przygotowanych na obecne trudne czasy. A budżet na 2009 r. będzie kolejnym dużym krokiem w kierunku poprawy średniookresowej kondycji polskiej gospodarki i ją dodatkowo wzmocni.</text:p>
      <text:p text:style-name="P4">    Drugim ważnym czynnikiem, który pozwala zminimalizować skutki choroby serca, jest stały dostęp do szybkiej pomocy medycznej, do apteczki, do defibrylatora, do ambulansu. Jeśli chodzi o finanse, taki stały dostęp do szybkiej pomocy zapewniają dobrze przygotowane instytucje i procedury na wypadek ewentualnego zagrożenia. Każde państwo, nawet to w dobrej kondycji gospodarczej, ma tego typu instytucje, bo nawet zdrowemu organizmowi może przydarzyć się zapaść. Polska również ma dobrze przygotowany system pomocy dla instytucji finansowych, przede wszystkim w postaci Narodowego Banku Polskiego, który w przypadku braku płynności w systemie bankowym czy w pojedynczym banku dostarcza środki zapewniające płynność. Mamy także Komisję Nadzoru Finansowego, która na bieżąco śledzi sytuację wszystkich instytucji finansowych, zarówno jeśli chodzi o ich płynność, jak i ich wypłacalność. Istnieje także Bankowy Fundusz Gwarancyjny, który może, w miarę potrzeby, zasilić kapitałowo bank, którego wypłacalność byłaby ewentualnie zagrożona.</text:p>
      <text:p text:style-name="P4"><text:soft-page-break/>    Bankowy Fundusz Gwarancyjny spełnia dodatkowo bardzo ważną funkcję - gwarantuje depozyty Polaków. Obecnie gwarancje te ustalone są na poziomie 22,5 tys. euro, czyli około 70 tys. zł. Nie jest to mała suma. Jednak na ostatnim posiedzeniu europejskiej Rady Ministrów Ecofin w Luksemburgu we wtorek, czyli przedwczoraj, ministrowie finansów podjęli decyzję, że poziom tych gwarancji zostanie podwyższony do 50 tys. euro, to jest do około 175 tys. zł. Na tym samym posiedzeniu zdecydowano także, że najlepszym i najsprawniejszym sposobem interwencji państwa w systemie bankowym w miarę potrzeby, na wypadek jakichś ewentualnych problemów jest po pierwsze, przejęcie banków słabszych przez mocniejsze, co także gwarantuje dalsze funkcjonowanie takiego banku. Rządy poszczególnych państw mogą tworzyć warunki, które ułatwiłyby takie przejęcie. Drugim sposobem interwencji jest zastrzyk kapitału publicznego, jednak pod jednym warunkiem: rząd ma obowiązek zabezpieczyć interesy podatnika, wobec tego podatnik musi się stać współwłaścicielem banku w takiej sytuacji, tak aby mógł korzystać ze wzrostu wartości swoich udziałów, kiedy gospodarka światowa się ustabilizuje, a bank znowu będzie osiągał wyższe zyski.</text:p>
      <text:p text:style-name="P4">    Trzeci element zabezpieczający zdrowy mechanizm przed efektami zapaści to stała obserwacja. Taki stały monitoring kondycji polskiego rynku finansowego przeprowadzają oddzielnie Narodowy Bank Polski i Komisja Nadzoru Finansowego. Ponadto Ministerstwo Finansów, Narodowy Bank Polski i Komisja Nadzoru Finansowego współdziałają i wymieniają się informacjami o kondycji instytucji finansowych w ramach Komitetu Stabilności Finansowej, który działa już od grudnia ubiegłego roku.</text:p>
      <text:p text:style-name="P4">    Również w ramach europejskiej Rady ministrów finansów wdrożone są wspólne mechanizmy stałej analizy sytuacji. Na ostatnim posiedzeniu ministrowie finansów postanowili, że Komitet Ekonomiczny i Finansowy Rady, do którego oddelegowani są wiceministrowie finansów i wiceprezesi banków centralnych, będzie w tym i w przyszłym tygodniu odbywał codziennie telekonferencje. Mechanizm ten będzie stosowany za każdym razem, gdy pojawią się sygnały o możliwym zagrożeniu. Zdecydowano też, że Rada Ecofin spotka się ponownie 14 i 15 października, to znaczy we wtorek i środę przyszłego tygodnia, aby przeanalizować sytuację na rynkach finansowych. Ponadto ministrowie finansów będą, w miarę potrzeby, uczestniczyli w spotkaniach europejskiej Rady szefów rządów i państw, której posiedzenie odbędzie się następnego dnia, to znaczy 15 i 16 października.</text:p>
      <text:p text:style-name="P4">    Obecna, relatywnie komfortowa na tle niektórych innych krajów sytuacja polskiej gospodarki i polskiego sektora finansowego to zasługa wszystkich rządów od upadku komunizmu, a przede wszystkim to zasługa mądrości samych Polaków, którzy umieli właściwie ocenić, co jest dobre dla nich i ich ojczyzny, i swoją ciężką pracą zbudowali kraj, który zasługuje na miano bezpiecznej przystani w czasach wzburzonego morza światowej gospodarki. (Oklaski)</text:p>
      <text:p text:style-name="P4">    Wysoki Sejmie! Budżet państwa to jeden z kluczowych elementów budowy silnego i stabilnego gospodarczo państwa. Warto przypomnieć, że mamy w tym zakresie długą tradycję historyczną. W tym właśnie miesiącu obchodzimy rocznicę - 240 lat historii budżetu państwa w Polsce. 4 października 1768 r. Sejm uchwalił pierwszy w Polsce i drugi na świecie po Anglii budżet państwa. Dokument ten nazywał się ˝Oboyga Narodów - Skarbu Koronnego i Skarbu Wielkiego Księstwa Litewskiego - Tabelle intrat i ekspensy rocznej, ordynaryjnej i ekstraordynaryjnej˝. Budżet Polski wyprzedził o 50 lat Francję i o 80 lat Prusy. Został on jednomyślnie przyjęty przez Sejm.</text:p>
      <text:p text:style-name="P4"><text:soft-page-break/>    Panie Marszałku! Panie Posłanki i Panowie Posłowie! Mam nadzieję, że pamięć tego historycznego wydarzenia będzie w tych burzliwych czasach ważnym wsparciem i natchnieniem w waszych pracach nad przedkładanym przez rząd budżetem. (Oklaski)</text:p>
      <text:p text:style-name="P4">    Wysoki Sejmie! Budżet, który dziś przedkładamy, to nie budżet stanu wyjątkowego, lecz budżet kontynuacji tej polityki, którą rozpoczęliśmy w 2007 r., budżet, którego celem jest wzmocnienie kondycji gospodarczej naszego kraju. Czas kryzysu na globalnych rynkach finansowych wymaga od nas szczególnej rozwagi i odpowiedzialności, ale też potwierdza słuszność obranych priorytetów, o których mówiłem tutaj w listopadzie 2007 r. Jednym z priorytetów, o których wtedy mówiłem, jest odpowiedzialna polityka budżetowa, łącząca zmniejszanie długu publicznego poprzez stopniowe ograniczanie deficytu sektora finansów publicznych ze stopniowym, dostosowanym do realnych możliwości obniżaniem obciążeń fiskalnych.</text:p>
      <text:p text:style-name="P4">    Dlaczego mniejszy dług publiczny jest tak ważny? Dlaczego od początku był jednym z naszych głównych priorytetów? Po pierwsze, im niższy dług publiczny, tym mniejszy koszt jego obsługi, a to daje dodatkowe środki na inwestycje, na zmniejszenie podatków lub na ewentualny zastrzyk kapitału na wypadek zagrożeń stabilności sektora finansowego.</text:p>
      <text:p text:style-name="P4">    Po drugie, niski dług publiczny to podstawa stabilnych finansów publicznych, a więc gwarancja tego, że niezależnie od nieoczekiwanych wahań wzrostu gospodarczego budżet będzie mógł zabezpieczać najważniejsze potrzeby państwa.</text:p>
      <text:p text:style-name="P4">    Po trzecie, niski dług publiczny to większa wiarygodność Polski, a więc większe prywatne inwestycje, tak krajowe, jak i zagraniczne, i co za tym idzie - szybszy rozwój gospodarczy, a więc wyższe dochody polskich rodzin, mniejsze bezrobocie i emigracja zarobkowa.</text:p>
      <text:p text:style-name="P4">    Wszystko to jest szczególnie istotne w związku z obecną sytuacją na rynkach światowych. Właśnie dlatego w tegorocznym budżecie na 2008 r. tak dużą wagę przywiązywaliśmy do zmniejszenia deficytu budżetu państwa, a w konsekwencji do zmniejszenia tempa wzrostu długu publicznego. Również z tego powodu taką samą wagę przywiązujemy do dużo większego zmniejszenia deficytu, które będzie miało miejsce w 2009 r.</text:p>
      <text:p text:style-name="P4">    Jednocześnie rząd Donalda Tuska od początku kadencji konsekwentnie i wielowymiarowo wdraża program reformy finansów publicznych. Dzięki temu buduje przestrzeń do śmiałych działań zmniejszających fiskalizm państwa, czyli do realizacji kolejnego priorytetu, który zapowiadałem prawie rok temu tutaj w Sejmie.</text:p>
      <text:p text:style-name="P4">    Uchwalone wspólnymi siłami Platformy Obywatelskiej i Prawa i Sprawiedliwości za poprzedniej kadencji obniżka składki rentowej i wchodzące w życie od 2009 r. nowe stawki PIT na poziomie 18% i 32% to pierwszy wielki krok na drodze do niższych podatków.</text:p>
      <text:p text:style-name="P1"><text:span text:style-name="T1">    Następny priorytet to koncentracja wydatków na strategicznych celach rozwojowych. Realizacja tego priorytetu to jedno z najbardziej ambitnych założeń, które przyjęliśmy jako regułę w trakcie prac nad budżetem na 2009 r. W tym celu radykalnie zmieniliśmy sposób przygotowania samego budżetu. Już od lutego na poziomie ministerstw, a od maja na poziomie rządu trwały spotkania, których celem był przegląd głównych zadań państwa. Do tej pory żaden minister finansów nie miał tak szczegółowej informacji, na co wydaje pieniądze z naszych podatków. Do tego roku procedura przygotowania budżetu zaczynała się zazwyczaj dopiero w maju, a do spotkania na poziomie głównych ministrów dochodziło najwcześniej w lipcu przy określeniu limitów wydatków, czyli przy wstępnym podziale pieniędzy. Tym razem, w </text:span><text:soft-page-break/><text:span text:style-name="T1">trakcie prac nad budżetem odbyłem jako minister finansów około 50 spotkań z ministrami i przedstawicielami innych resortów, żeby dogłębnie przejrzeć wszystkie zadania finansowane z naszych podatków. Tym samym mogę śmiało powiedzieć, że rząd Donalda Tuska skończył z wieloletnią erą marnotrawienia pieniędzy publicznych. (Oklaski)</text:span></text:p>
      <text:p text:style-name="P4">    Celem jest to, aby każde zadanie, na które wydatkowane są pieniądze z budżetu państwa, było merytorycznie uzasadnione, także jeśli chodzi o jego koszt. Budżet na 2009 r. nie jest jeszcze w pełni przygotowany zgodnie z tą procedurą, którą nazwać można zadaniowym zarządzaniem finansami publicznymi, ale podjęliśmy pierwsze znaczące kroki w tym kierunku. Taka zmiana to olbrzymi przełom. Jej końcowym efektem jest stopniowe przechodzenie z tradycyjnego zapisu budżetu na zapis zadaniowy, czyli prowadzenie tzw. budżetu zadaniowego.</text:p>
      <text:p text:style-name="P4">    Należy jednak pamiętać, że budżet zadaniowy to narzędzie, a nie cel. Bez realnej zmiany sposobu zarządzania pieniędzmi publicznymi, bez zakończenia skrajnej polityzacji wydatków państwa wdrożenie budżetu zadaniowego po prostu nie ma sensu. Taka procedura pracy nad budżetem na 2009 r., a także gruntownie przygotowane reformy poszczególnych sektorów, dające gwarancję efektywnego wydatkowania pieniędzy publicznych, pozwoliły wygospodarować środki na solidne wzrosty wydatków rozwojowych, takich jak: wzrost wydatków na finansowanie badań naukowych o 26,1%; wzrost wydatków na pensje dla nauczycieli umożliwiający dwukrotny wzrost wynagrodzeń w 2009 r., w styczniu o 5% oraz we wrześniu o kolejne 5%; przeznaczenie części rezerwy celowej w wysokości 347 mln zł na modernizację systemu oświaty obniżającą wiek szkolny; wzrost wydatków na budowę i rozbudowę dróg krajowych i lokalnych, będą to olbrzymie środki, proszę państwa; wzrost wydatków na infrastrukturę sportową związany z organizacją Euro 2012 i nie tylko; wzrost wydatków o 390 mln zł na modernizację ratownictwa medycznego.</text:p>
      <text:p text:style-name="P4">    Podsumowując, ponad 11 mld zł z ogólnej kwoty 14 mld zł wzrostu wydatków przeznaczonych zostało na priorytetowe wydatki rozwojowe: naukę i szkolnictwo wyższe, edukację i oczywiście drogi. Pozostały wzrost wydatków jest w pełni pochłonięty przez wzrost obsługi zadłużenia wynikający z deficytów poprzednich lat.</text:p>
      <text:p text:style-name="P4">    Wysoki Sejmie! W zależności od wpływu obecnych zawirowań na rynkach światowych na wzrost gospodarczy u naszych sąsiadów, może się okazać, że rząd będzie musiał obniżyć prognozy wzrostu gospodarczego dla Polski, a tym samym zrewidować wskaźniki dochodów i wydatków budżetu na 2009 r. Jednak dzisiaj nikt nie jest w stanie w odpowiedzialny sposób przewidzieć precyzyjnie wpływu obecnego kryzysu na tempo wzrostu gospodarczego w Europie, a także w Polsce. Wiele zależy od tego, jak sprawnie nasi partnerzy w Europie rozwiążą swoje problemy. Muszę powiedzieć, że po ostatnim posiedzeniu Rady Ecofin jestem umiarkowanym, ale naprawdę optymistą. Wobec tego obecnie nie ma przesłanek do zmiany prognoz makroekonomicznych i makroproporcji w projekcie budżetu. Ewentualne decyzje w tym zakresie mogą nastąpić dopiero wtedy, gdy będziemy mieli jasność, w jakim stopniu problemy ostatnich kilku tygodni wpłyną na tempo rozwoju strefy euro i Polski.</text:p>
      <text:p text:style-name="P4">    Realizacja podstawowych priorytetów gospodarczych rządu Donalda Tuska jest wspierana reformami systemowymi, nową ustawą o finansach publicznych, liberalizacją gospodarki i przyspieszoną prywatyzacją.</text:p>
      <text:p text:style-name="P1"><text:span text:style-name="T1">    Wysoki Sejmie! Przygotowana przez Ministerstwo Finansów ustawa o finansach publicznych jest tylko jednym, choć ważnym elementem całościowej reformy finansów publicznych. Ustawa ta uelastycznia wydatki budżetowe, wprowadzając m.in. system promes oraz nowe ramy budżetowania wieloletniego i budżetu </text:span><text:soft-page-break/><text:span text:style-name="T1">zadaniowego. Ponadto określa ona bardziej rygorystyczne zasady tzw. procedur ostrożnościowych, czyli reakcji państwa na zbyt wysoki stopień swojego zadłużenia. Te wszystkie zmiany wprowadzą większą przejrzystość i pozwolą na lepszą kontrolę jakości realizacji zadań.</text:span></text:p>
      <text:p text:style-name="P4">    Bardzo często w mediach, w opinii ekspertów pojawia się stawiany kolejnym rządom zarzut zaniechania reformy finansów publicznych. Tworzy się mylne wrażenie, jakoby istniała możliwość uchwalenia jednej ustawy, dzięki której da się wdrożyć taką reformę. W rzeczywistości, tak jak w przypadku zdrowia ludzkiego, aby skutecznie i trwale poprawić kondycję finansów publicznych, należy przeprowadzić wiele działań.</text:p>
      <text:p text:style-name="P4">    Rząd Donalda Tuska rozumie ten problem. Dlatego podszedł do reformy finansów publicznych w przemyślany sposób. Ogólne ramy reformy zapisane zostały w przygotowanym przeze mnie nowym programie konwergencji przyjętym przez rząd w marcu tego roku. Określiliśmy w nim ścieżkę ograniczenia deficytu sektora finansów publicznych o pół punktu procentowego PKB rocznie. Ścieżkę tę utrzymujemy także w ramach projektu budżetu, nad którym dzisiaj debatujemy.</text:p>
      <text:p text:style-name="P4">    Doceniając naszą determinację, Komisja Europejska zniosła procedurę nadmiernego deficytu, którą wszczęto jeszcze przy przystąpieniu Polski do Unii Europejskiej. To prawdziwie pozytywny efekt naszego konsekwentnego działania i dowód na to, że ten rząd jest zdecydowany dotrzymać słowa i realizować założenia zapisane w programie konwergencji. (Oklaski) Efektem takiej determinacji będzie nie tylko trwałe zmniejszenie długu publicznego, ale także trwałe spełnienie jednego z warunków przystąpienia do strefy euro, jakim jest kryterium fiskalne traktatu z Maastricht.</text:p>
      <text:p text:style-name="P4">    Przeprowadzenie reformy finansów publicznych wymaga też przyjęcia przez parlament kilku bardzo ważnych ustaw już w tym roku. Jedną z najważniejszych, mających olbrzymie znaczenie dla przyszłego rozwoju Polski jest reforma aktywizująca zawodowo osoby po pięćdziesiątce. Od 2009 r. wprowadzony zostanie system, w ramach którego emerytury pomostowe przysługiwać będą osobom najbardziej tego potrzebującym z medycznego punktu widzenia. Dzięki temu zwiększy się liczba osób aktywnych zawodowo. W Polsce jest ich dużo mniej niż w innych krajach Unii Europejskiej. Ci ludzie są Polsce potrzebni, są także potrzebne ich umiejętności, doświadczenia i praca. Nie będziemy w stanie dogonić Europy w sytuacji, w której pracuje mniej niż połowa Polaków.</text:p>
      <text:p text:style-name="P4">    Kolejna bardzo ważna reforma to tzw. pakiet ustaw zdrowotnych. Prace nad nim to wielkie wyzwanie dla rządu Donalda Tuska. W ramach tych prac Ministerstwo Zdrowia i Ministerstwo Finansów przygotowało m.in. nowy system finansowania zakładów opieki zdrowotnej. Szpitale zyskają odpowiedzialnego właściciela w postaci samorządów oraz nową formę prawną. Staną się spółkami prawa handlowego. Nie jest prawdą, że zmiany te oznaczają traktowanie pacjentów jak towar. Wprost przeciwnie. Zapewniają one rzetelne księgowanie przepływów finansowych szpitali, a także odpowiedzialność finansową ich zarządów, kończąc okres handlu długami i chaosu zakłócającego prace ZOZ-ów.</text:p>
      <text:p text:style-name="P4">    Niezależnie od wspomnianej już reformy podatkowej rząd Donalda Tuska przygotowuje szereg innych zmian, które wejdą w życie w 2009 r., a których głównym celem jest znaczące uproszczenie i liberalizacja przepisów. Skorzysta na nich zarówno zwykły podatnik, jak i przedsiębiorca. Są to zmiany w ustawie o VAT, ustawie o PIT, ustawie o CIT, ustawie Ordynacja podatkowa i wielu, wielu innych.</text:p>
      <text:p text:style-name="P1"><text:span text:style-name="T1">    Wysoki Sejmie! Praca nad budżetem na 2009 r. wymaga także opracowania i przyjęcia szeregu ustaw okołobudżetowych. Stanowią one istotny element </text:span><text:soft-page-break/><text:span text:style-name="T1">przygotowania zmian związanych z nowym planem finansowym państwa. Dlatego proszę Wysoką Izbę o szczególnie sprawne i terminowe potraktowanie takich ustaw jak: ustawa o promocji zatrudnienia i instytucjach rynku pracy, ustawa o rehabilitacji zawodowej i społecznej oraz zatrudnianiu osób niepełnosprawnych, ustawa o emeryturach pomostowych, ustawa Karta Nauczyciela czy ustawa Prawo o ustroju sądów powszechnych.</text:span></text:p>
      <text:p text:style-name="P4">    Wysoki Sejmie! Ostatni priorytet rządu to przyjęcie wspólnej waluty euro. Jeszcze rok temu nie mogłem odpowiedzialnie powiedzieć, kiedy Polska wejdzie do strefy euro. Dziś jeszcze raz potwierdzam, że ambitnym, ale realistycznym celem rządu jest, aby Polska została przyjęta do strefy euro w 2011 r. (Oklaski) Według tego planu pierwsza połowa 2009 r. to zdaniem rządu najlepszy moment do przystąpienia do systemu kursowego ERM2. W połowie 2011 r. wystąpimy do Komisji Europejskiej o potwierdzenie naszej gotowości do przyjęcia euro i o ustalenie ostatecznego kursu przeliczenia złotego na euro. Wierzę, że 1 stycznia 2012 r. nastąpi formalne przyjęcie nowej waluty. Podjęcie tej decyzji i wyznaczenie takiej daty właśnie teraz, w okresie międzynarodowego kryzysu finansowego przyniesie nam podwójne korzyści. Z jednej strony zwraca uwagę międzynarodowej opinii publicznej na wyjątkowo silną pozycję naszej gospodarki na tle innych krajów. Z drugiej strony podkreśla determinację rządu, co pozwoli nam zminimalizować koszty trudnej sytuacji zewnętrznej. Już teraz na skutek tych działań obserwujemy spadek w oprocentowaniu polskich obligacji. Na tym właśnie polega strategia wykorzystania szansy, jaką paradoksalnie może być dla Polski obecna międzynarodowa sytuacja finansowa. Liczymy na to, że także opozycja dostrzeże, iż mamy historyczną szansę na przełomowe zmiany w naszej międzynarodowej pozycji gospodarczej, i wesprze politykę rządu pozwalającą tę szansę wykorzystać, w tym przede wszystkim nasz plan przyjęcia wspólnej europejskiej waluty.</text:p>
      <text:p text:style-name="P4">    Wysoki Sejmie! Jestem przekonany, że obecny projekt budżetu jest dobrym narzędziem realizacji najważniejszych priorytetów gospodarczych Polski. Zakłada on wydatki na poziomie 321 700 mln zł, a więc wzrost wydatków o 14 400 mln zł, z czego 11 mld zł stanowią rozwojowe priorytety wydatkowe na drogi, naukę, szkolnictwo wyższe i edukację. Przewidujemy, że dochody budżetu mimo zakładanej obniżki podatków wyniosą 303 mld zł. W rezultacie deficyt budżetu państwa zaplanowano na poziomie 18 200 mln zł. Jest to deficyt niższy od deficytu budżetu na 2008 r. o prawie 9 mld zł, a o 11,3 mld zł niższy od deficytu pierwotnie zaplanowanego na ten rok.</text:p>
      <text:p text:style-name="P4">    Te podstawowe proporcje budżetu są zgodne z naszym planem konwergencji i jestem przekonany, że będą miały istotny wkład w umocnienie stabilności makroekonomicznej Polski.</text:p>
      <text:p text:style-name="P4">    Dlatego gorąco apeluję o to, żeby - tak jak 240 lat temu - projekt budżetu na 2009 r. potraktować jako ponadpartyjny plan umocnienia stabilności gospodarki polskiej w kontekście trudnej sytuacji w gospodarce światowej, bowiem dobra profilaktyka lepiej ochroni serce gospodarki naszej ojczyzny niż działania reanimujące. Dziękuję. (Oklaski)</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pl" fo:country="PL" style:letter-kerning="true" style:font-name-asian="Lucida Sans Unicode"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jtek Białożyt</meta:initial-creator>
    <dc:creator>Wojtek Białożyt</dc:creator>
    <meta:editing-cycles>1</meta:editing-cycles>
    <meta:creation-date>2013-01-09T12:04:00</meta:creation-date>
    <dc:date>2013-01-09T12:05:00</dc:date>
    <meta:editing-duration>PT1S</meta:editing-duration>
    <meta:generator>LibreOffice/3.6$Windows_x86 LibreOffice_project/2ef5aff-a6fb0ff-166bdff-cf087ad-0f1389</meta:generator>
    <meta:document-statistic meta:table-count="0" meta:image-count="0" meta:object-count="0" meta:page-count="6" meta:paragraph-count="37" meta:word-count="2900" meta:character-count="21270" meta:non-whitespace-character-count="1826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